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eeeeee" draw:textarea-horizontal-align="justify" draw:textarea-vertical-align="middle" draw:auto-grow-height="false" fo:min-height="10.35cm" fo:min-width="10.1cm"/>
    </style:style>
    <style:style style:name="gr2" style:family="graphic" style:parent-style-name="objectwithoutfill">
      <style:graphic-properties draw:fill="solid" draw:textarea-vertical-align="middle"/>
    </style:style>
    <style:style style:name="gr3" style:family="graphic" style:parent-style-name="objectwithoutfill">
      <style:graphic-properties draw:marker-end="Arrow" draw:marker-end-width="0.3cm" draw:fill="solid"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81cm" svg:stroke-color="#ff0000" draw:marker-start="Arrow" draw:marker-start-width="0.421cm" draw:marker-end="Square" draw:marker-end-width="0.421cm" draw:textarea-vertical-align="middle" fo:padding-top="0.165cm" fo:padding-bottom="0.165cm" fo:padding-left="0.29cm" fo:padding-right="0.29cm"/>
    </style:style>
    <style:style style:name="gr6" style:family="graphic">
      <style:graphic-properties style:protect="size"/>
    </style:style>
    <style:style style:name="pr1" style:family="presentation" style:parent-style-name="Standard-title">
      <style:graphic-properties fo:min-height="2.629cm"/>
    </style:style>
    <style:style style:name="pr2" style:family="presentation" style:parent-style-name="Standard-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solid"/>
      <style:paragraph-properties fo:text-align="center"/>
    </style:style>
    <style:style style:name="P3" style:family="paragraph">
      <style:text-properties style:text-underline-style="none" fo:font-weight="normal" style:font-weight-asian="normal" style:font-weight-complex="normal"/>
    </style:style>
    <style:style style:name="P4" style:family="paragraph">
      <loext:graphic-properties draw:fill="none" draw:fill-color="#ffffff"/>
      <style:text-properties style:text-underline-style="none" fo:font-weight="normal" style:font-weight-asian="normal" style:font-weight-complex="normal"/>
    </style:style>
    <style:style style:name="P5" style:family="paragraph">
      <style:paragraph-properties fo:text-align="center"/>
    </style:style>
    <style:style style:name="P6" style:family="paragraph">
      <loext:graphic-properties draw:fill-color="#ffffff"/>
    </style:style>
    <style:style style:name="T1"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Côté gauche – cas 1</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path draw:style-name="gr2" draw:text-style-name="P2" draw:layer="layout" svg:width="9.525cm" svg:height="3.464cm" draw:transform="rotate (-0.408232512041474) translate (1.85076386439726cm 7.71235254121602cm)" svg:viewBox="0 0 9526 3465" svg:d="M0 566c374 43 722 198 1094 279 259 56 540-62 779-198s513-190 771-278c267-91 532-200 814-241 279-40 564-68 842-113 309-50 604 36 921 131 367 110 679 245 1009 399 319 149 619 347 907 555 287 206 575 321 848 608 222 232 376 432 607 629 217 184 344 457 560 649l171 205 182 227 21 47">
          <text:p/>
        </draw:path>
        <draw:line draw:style-name="gr3" draw:text-style-name="P2" draw:layer="layout" svg:x1="2cm" svg:y1="8.6cm" svg:x2="3.8cm" svg:y2="5.8cm">
          <text:p/>
        </draw:line>
        <draw:frame draw:style-name="gr4" draw:text-style-name="P4" draw:layer="layout" svg:width="13cm" svg:height="2.384cm" svg:x="13.8cm" svg:y="4.4cm">
          <draw:text-box>
            <text:p text:style-name="P3"><text:span text:style-name="T1">0 &lt; theta_tang &lt; pi / 2</text:span></text:p>
            <text:p text:style-name="P3"><text:span text:style-name="T1"/></text:p>
            <text:p text:style-name="P3"><text:span text:style-name="T1"><text:tab/></text:span><text:span text:style-name="T1">→ </text:span><text:span text:style-name="T1">recherche à droite donc sgn = +1</text:span></text:p>
          </draw:text-box>
        </draw:frame>
        <draw:line draw:style-name="gr5" draw:text-style-name="P5" draw:layer="layout" svg:x1="6.193cm" svg:y1="8.619cm" svg:x2="3.007cm" svg:y2="7.382cm">
          <text:p/>
        </draw:line>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2.629cm" svg:x="1.4cm" svg:y="0.628cm" presentation:class="title">
          <draw:text-box>
            <text:p>Côté gauche – cas 2</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2 &lt; theta_tang &lt; pi</text:span></text:p>
            <text:p text:style-name="P3"><text:span text:style-name="T1"/></text:p>
            <text:p text:style-name="P3"><text:span text:style-name="T1"><text:tab/></text:span><text:span text:style-name="T1">→ </text:span><text:span text:style-name="T1">recherche à droite donc sgn = +1</text:span></text:p>
          </draw:text-box>
        </draw:frame>
        <draw:path draw:style-name="gr2" draw:text-style-name="P2" draw:layer="layout" svg:width="4.902cm" svg:height="10.667cm" draw:transform="rotate (0.92956235961218) translate (1.585cm 9.05cm)" svg:viewBox="0 0 4903 10668" svg:d="M0 0c386 27 769 103 1155 95 380-8 723 152 1078 247 290 78 573 195 823 375 229 165 406 375 591 580 183 203 285 467 449 686 176 235 209 535 382 768 183 247 145 534 284 808 149 295-10 658 59 977 71 329 123 671 39 992-88 336-180 658-273 1001-89 327-256 530-427 796-159 251-337 457-553 670-200 196-412 389-549 632-150 267-365 437-568 648-199 206-396 403-616 587-223 186-386 442-619 622l-206 153-40 31">
          <text:p/>
        </draw:path>
        <draw:line draw:style-name="gr3" draw:text-style-name="P2" draw:layer="layout" svg:x1="3.4cm" svg:y1="7.4cm" svg:x2="2cm" svg:y2="5.4cm">
          <text:p/>
        </draw:line>
        <draw:line draw:style-name="gr5" draw:text-style-name="P5" draw:layer="layout" svg:x1="5.4cm" svg:y1="5cm" svg:x2="3cm" svg:y2="6.4cm">
          <text:p/>
        </draw:line>
        <presentation:notes draw:style-name="dp1">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2.629cm" svg:x="1.4cm" svg:y="0.628cm" presentation:class="title">
          <draw:text-box>
            <text:p>Côté gauche – cas 3</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 &lt; theta_tang &lt; 3 pi / 2</text:span></text:p>
            <text:p text:style-name="P3"><text:span text:style-name="T1"/></text:p>
            <text:p text:style-name="P3"><text:span text:style-name="T1"><text:tab/></text:span><text:span text:style-name="T1">→ </text:span><text:span text:style-name="T1">recherche à gauche donc sgn = -1</text:span></text:p>
          </draw:text-box>
        </draw:frame>
        <draw:path draw:style-name="gr2" draw:text-style-name="P2" draw:layer="layout" svg:width="5.466cm" svg:height="9.308cm" draw:transform="rotate (-1.03044239037745) translate (9.48667903527122cm 2.81729480062861cm)" svg:viewBox="0 0 5467 9309" svg:d="M0 9184c302-56 590 82 885 115 323 36 657-31 965-168 305-136 622-253 915-434 275-168 532-348 777-547 237-194 412-450 635-663 212-201 320-480 492-718 154-214 273-452 385-694 138-297 294-596 346-924 52-321 111-659 18-974-103-348-252-676-404-1017-141-318-257-603-399-925-123-279-284-541-504-750-238-225-417-505-693-684-228-148-439-352-701-420-292-76-480-275-767-311l-294-58-299 1-21-13">
          <text:p/>
        </draw:path>
        <draw:line draw:style-name="gr3" draw:text-style-name="P2" draw:layer="layout" svg:x1="3.4cm" svg:y1="9.6cm" svg:x2="2.2cm" svg:y2="11.6cm">
          <text:p/>
        </draw:line>
        <draw:line draw:style-name="gr5" draw:text-style-name="P5" draw:layer="layout" svg:x1="5.2cm" svg:y1="11.4cm" svg:x2="3.2cm" svg:y2="10.313cm">
          <text:p/>
        </draw:line>
        <presentation:notes draw:style-name="dp1">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2.629cm" svg:x="1.4cm" svg:y="0.628cm" presentation:class="title" presentation:user-transformed="true">
          <draw:text-box>
            <text:p>Côté gauche – cas 4</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3 pi / 2 &lt; theta_tang &lt; 2 pi</text:span></text:p>
            <text:p text:style-name="P3"><text:span text:style-name="T1"/></text:p>
            <text:p text:style-name="P3"><text:span text:style-name="T1"><text:tab/></text:span><text:span text:style-name="T1">→ </text:span><text:span text:style-name="T1">recherche à gauche donc sgn = -1</text:span></text:p>
          </draw:text-box>
        </draw:frame>
        <draw:path draw:style-name="gr2" draw:text-style-name="P2" draw:layer="layout" svg:width="8.138cm" svg:height="4.698cm" draw:transform="skewX (4.87048335039817E-017) rotate (0.50789081233035) translate (-0.643218130231582cm 7.9460532356889cm)" svg:viewBox="0 0 8139 4699" svg:d="M0 4687c353 29 710 5 1056-57 381-69 785 66 1137-98 340-159 673-65 1013-138 346-74 711-125 1021-310 286-171 618-298 837-558 190-226 383-452 579-673 192-216 441-368 643-578 199-206 379-431 622-590 246-162 406-416 588-638 174-212 282-468 421-702l137-246 85-99">
          <text:p/>
        </draw:path>
        <draw:line draw:style-name="gr3" draw:text-style-name="P2" draw:layer="layout" svg:x1="3.4cm" svg:y1="11.4cm" svg:x2="5.2cm" svg:y2="13.8cm">
          <text:p/>
        </draw:line>
        <draw:line draw:style-name="gr5" draw:text-style-name="P5" draw:layer="layout" svg:x1="7cm" svg:y1="10.8cm" svg:x2="4.8cm" svg:y2="12.4cm">
          <text:p/>
        </draw:line>
        <presentation:notes draw:style-name="dp1">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2.629cm" svg:x="1.4cm" svg:y="0.628cm" presentation:class="title">
          <draw:text-box>
            <text:p>Côté droit – cas général</text:p>
          </draw:text-box>
        </draw:frame>
        <draw:frame draw:style-name="gr4" draw:text-style-name="P4" draw:layer="layout" svg:width="13cm" svg:height="1.673cm" svg:x="13.8cm" svg:y="4.4cm">
          <draw:text-box>
            <text:p text:style-name="P3"><text:span text:style-name="T1">Il suffit de prendre les signes opposés au cas du côté gauche.</text:span></text:p>
          </draw:text-box>
        </draw:frame>
        <presentation:notes draw:style-name="dp1">
          <draw:page-thumbnail draw:style-name="gr6"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1" draw:layer="layout" svg:width="25.199cm" svg:height="2.629cm" svg:x="1.4cm" svg:y="0.628cm" presentation:class="title">
          <draw:text-box>
            <text:p>Côté haut – cas 1</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0 &lt; theta_tang &lt; pi / 2</text:span></text:p>
            <text:p text:style-name="P3"><text:span text:style-name="T1"/></text:p>
            <text:p text:style-name="P3"><text:span text:style-name="T1"><text:tab/></text:span><text:span text:style-name="T1">→ </text:span><text:span text:style-name="T1">recherche à droite donc sgn = +1</text:span></text:p>
          </draw:text-box>
        </draw:frame>
        <draw:path draw:style-name="gr2" draw:text-style-name="P2" draw:layer="layout" svg:width="7.81cm" svg:height="8.207cm" svg:x="1.559cm" svg:y="4.02cm" svg:viewBox="0 0 7811 8208" svg:d="M3298 19c305-77 573 103 869 128 301 26 591 131 869 256 344 155 598 441 870 690 286 262 481 599 690 920 194 297 440 567 588 895 130 288 278 570 383 869 96 273 162 556 205 844 41 271 51 547 25 818-30 317-234 608-511 792-295 196-480 512-690 793-193 259-523 292-793 434-310 163-664 227-997 333-277 88-555 191-843 230-275 37-541 91-818 102-266 10-529 67-793 77-332 12-666 8-997 0-286-6-546-135-818-205l-281-153-256-230v-51">
          <text:p/>
        </draw:path>
        <draw:line draw:style-name="gr3" draw:text-style-name="P2" draw:layer="layout" svg:x1="8.2cm" svg:y1="6cm" svg:x2="10.4cm" svg:y2="4.4cm">
          <text:p/>
        </draw:line>
        <draw:line draw:style-name="gr5" draw:text-style-name="P5" draw:layer="layout" svg:x1="10.6cm" svg:y1="7.2cm" svg:x2="9.37cm" svg:y2="5.4cm">
          <text:p/>
        </draw:line>
        <presentation:notes draw:style-name="dp1">
          <draw:page-thumbnail draw:style-name="gr6"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1" draw:layer="layout" svg:width="25.199cm" svg:height="2.629cm" svg:x="1.4cm" svg:y="0.628cm" presentation:class="title">
          <draw:text-box>
            <text:p>Côté haut – cas 2</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 / 2 &lt; theta_tang &lt; pi</text:span></text:p>
            <text:p text:style-name="P3"><text:span text:style-name="T1"/></text:p>
            <text:p text:style-name="P3"><text:span text:style-name="T1"><text:tab/></text:span><text:span text:style-name="T1">→ </text:span><text:span text:style-name="T1">recherche à gauche donc sgn = -1</text:span></text:p>
          </draw:text-box>
        </draw:frame>
        <draw:path draw:style-name="gr2" draw:text-style-name="P2" draw:layer="layout" svg:width="8.366cm" svg:height="6.633cm" draw:transform="rotate (-2.9234264970905) translate (12.219cm 9.663cm)" svg:viewBox="0 0 8367 6634" svg:d="M4029 6627c282 23 563-18 843-23 283-5 566-46 848-47 323-2 640-91 937-212 317-128 541-397 771-640 203-214 435-413 571-686 124-247 224-505 277-776 56-285 134-578 63-876-70-296-119-599-222-887-121-339-419-542-666-776-214-202-468-356-732-477-274-125-553-246-846-318-264-66-529-145-799-177-282-34-550-144-834-133-273 10-541-101-808-21-281 84-553-12-831-28-292-17-588-7-876-63-267-52-536-108-799-177-264-70-560-64-782-252l-144-58">
          <text:p/>
        </draw:path>
        <draw:line draw:style-name="gr3" draw:text-style-name="P2" draw:layer="layout" svg:x1="3.8cm" svg:y1="5.6cm" svg:x2="2cm" svg:y2="4.2cm">
          <text:p/>
        </draw:line>
        <draw:line draw:style-name="gr5" draw:text-style-name="P5" draw:layer="layout" svg:x1="2cm" svg:y1="6.8cm" svg:x2="3.22cm" svg:y2="5.2cm">
          <text:p/>
        </draw:line>
        <presentation:notes draw:style-name="dp1">
          <draw:page-thumbnail draw:style-name="gr6"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presentation:style-name="pr1" draw:layer="layout" svg:width="25.199cm" svg:height="2.629cm" svg:x="1.4cm" svg:y="0.628cm" presentation:class="title">
          <draw:text-box>
            <text:p>Côté haut – cas 3</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 &lt; theta_tang &lt; 3 pi / 2</text:span></text:p>
            <text:p text:style-name="P3"><text:span text:style-name="T1"/></text:p>
            <text:p text:style-name="P3"><text:span text:style-name="T1"><text:tab/></text:span><text:span text:style-name="T1">→ </text:span><text:span text:style-name="T1">recherche à gauche donc sgn = -1</text:span></text:p>
          </draw:text-box>
        </draw:frame>
        <draw:path draw:style-name="gr2" draw:text-style-name="P2" draw:layer="layout" svg:width="6.748cm" svg:height="6.215cm" draw:transform="rotate (-1.5707963267949) translate (12.271cm 4.01399999999999cm)" svg:viewBox="0 0 6749 6216" svg:d="M0 6212c298 0 596 0 895 0 306 0 614 9 920 0 293-9 576-80 869-127 312-50 622-120 920-230 303-112 625-181 844-486 232-322 549-577 844-844 268-242 307-577 511-869 174-250 253-556 358-844 103-281 228-554 306-843 70-259 105-528 154-793 50-270 116-540 128-818v-281-77">
          <text:p/>
        </draw:path>
        <draw:line draw:style-name="gr3" draw:text-style-name="P2" draw:layer="layout" svg:x1="7cm" svg:y1="9.2cm" svg:x2="4.6cm" svg:y2="11.4cm">
          <text:p/>
        </draw:line>
        <draw:line draw:style-name="gr5" draw:text-style-name="P5" draw:layer="layout" svg:x1="8.2cm" svg:y1="12cm" svg:x2="6.4cm" svg:y2="10.4cm">
          <text:p/>
        </draw:line>
        <presentation:notes draw:style-name="dp1">
          <draw:page-thumbnail draw:style-name="gr6"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1" draw:layer="layout" svg:width="25.199cm" svg:height="2.629cm" svg:x="1.4cm" svg:y="0.628cm" presentation:class="title">
          <draw:text-box>
            <text:p>Côté haut – cas 4</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3 pi / 2 &lt; theta_tang &lt; 2 pi</text:span></text:p>
            <text:p text:style-name="P3"><text:span text:style-name="T1"/></text:p>
            <text:p text:style-name="P3"><text:span text:style-name="T1"><text:tab/></text:span><text:span text:style-name="T1">→ </text:span><text:span text:style-name="T1">recherche à droite donc sgn = +1</text:span></text:p>
          </draw:text-box>
        </draw:frame>
        <draw:path draw:style-name="gr2" draw:text-style-name="P2" draw:layer="layout" svg:width="7.324cm" svg:height="2.082cm" draw:transform="skewX (-1.22082952009099E-016) rotate (-2.23000718527315) translate (7.76903333138075cm 4.43342000467475cm)" svg:viewBox="0 0 7325 2083" svg:d="M0 644c399-32 801-68 1189-178 370-104 747-192 1126-257 338-58 664-171 1009-200 347-30 694 19 1025 112 353 99 690 253 1024 402 279 125 546 278 799 448 236 158 456 338 683 506l157 202 172 222 141 182">
          <text:p/>
        </draw:path>
        <draw:line draw:style-name="gr3" draw:text-style-name="P2" draw:layer="layout" svg:x1="6.2cm" svg:y1="6.4cm" svg:x2="8.2cm" svg:y2="7.4cm">
          <text:p/>
        </draw:line>
        <draw:line draw:style-name="gr5" draw:text-style-name="P5" draw:layer="layout" svg:x1="5.6cm" svg:y1="8.948cm" svg:x2="6.8cm" svg:y2="7cm">
          <text:p/>
        </draw:line>
        <presentation:notes draw:style-name="dp1">
          <draw:page-thumbnail draw:style-name="gr6"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1" draw:layer="layout" svg:width="25.199cm" svg:height="2.629cm" svg:x="1.4cm" svg:y="0.628cm" presentation:class="title">
          <draw:text-box>
            <text:p>Côté bas – non traité</text:p>
          </draw:text-box>
        </draw:frame>
        <draw:frame draw:style-name="gr4" draw:text-style-name="P4" draw:layer="layout" svg:width="13cm" svg:height="5.939cm" svg:x="13.8cm" svg:y="4.4cm">
          <draw:text-box>
            <text:p text:style-name="P3"><text:span text:style-name="T1">De notre compréhension des contraintes de la consigne ressort la nécessité que le fragment de contour entre dans la zone de recherche par un côté pour en ressortir par un autre. Ainsi, arrivé à ce point, n’ayant trouvé de départ du fragment sur les trois premières parois, on peut en déduire que la zone est vide.</text:span></text:p>
          </draw:text-box>
        </draw:frame>
        <presentation:notes draw:style-name="dp1">
          <draw:page-thumbnail draw:style-name="gr6"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31T15:27:43.432000000</meta:creation-date>
    <dc:date>2019-10-31T16:00:44.555000000</dc:date>
    <meta:editing-duration>PT12M51S</meta:editing-duration>
    <meta:editing-cycles>3</meta:editing-cycles>
    <meta:generator>LibreOffice/6.2.7.1$Windows_X86_64 LibreOffice_project/23edc44b61b830b7d749943e020e96f5a7df63bf</meta:generator>
    <meta:document-statistic meta:object-count="93"/>
  </office:meta>
</office:document-meta>
</file>